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officeooo:rsid="001552bb" officeooo:paragraph-rsid="001552bb" style:font-size-asian="13.1000003814697pt" style:font-size-complex="15pt"/>
    </style:style>
    <style:style style:name="P2" style:family="paragraph" style:parent-style-name="Text_20_body">
      <style:text-properties officeooo:rsid="001552bb" officeooo:paragraph-rsid="001552bb"/>
    </style:style>
    <style:style style:name="P3" style:family="paragraph" style:parent-style-name="Text_20_body">
      <style:text-properties fo:font-size="18pt" officeooo:rsid="001552bb" officeooo:paragraph-rsid="001552bb" style:font-size-asian="15.75pt" style:font-size-complex="18pt"/>
    </style:style>
    <style:style style:name="P4" style:family="paragraph" style:parent-style-name="Text_20_body">
      <style:text-properties officeooo:paragraph-rsid="001552bb"/>
    </style:style>
    <style:style style:name="P5" style:family="paragraph" style:parent-style-name="Text_20_body">
      <style:text-properties fo:font-size="21pt" officeooo:rsid="001552bb" officeooo:paragraph-rsid="001552bb" style:font-size-asian="18.3500003814697pt" style:font-size-complex="21pt"/>
    </style:style>
    <style:style style:name="P6" style:family="paragraph" style:parent-style-name="Text_20_body">
      <style:text-properties fo:font-size="24pt" officeooo:rsid="001552bb" officeooo:paragraph-rsid="001552bb" style:font-size-asian="21pt" style:font-size-complex="24pt"/>
    </style:style>
    <style:style style:name="P7" style:family="paragraph" style:parent-style-name="Text_20_body">
      <style:text-properties fo:font-size="20pt" officeooo:rsid="001552bb" officeooo:paragraph-rsid="00165235" style:font-size-asian="17.5pt" style:font-size-complex="20pt"/>
    </style:style>
    <style:style style:name="T1" style:family="text">
      <style:text-properties style:text-underline-style="none"/>
    </style:style>
    <style:style style:name="T2" style:family="text">
      <style:text-properties fo:font-size="18pt" style:font-size-asian="15.75pt" style:font-size-complex="18pt"/>
    </style:style>
    <style:style style:name="T3" style:family="text">
      <style:text-properties fo:font-size="18pt" officeooo:rsid="001552bb" style:font-size-asian="15.75pt" style:font-size-complex="18pt"/>
    </style:style>
    <style:style style:name="T4" style:family="text">
      <style:text-properties fo:font-size="18pt" officeooo:rsid="00162110" style:font-size-asian="15.75pt" style:font-size-complex="18pt"/>
    </style:style>
    <style:style style:name="T5" style:family="text">
      <style:text-properties style:text-position="super 58%"/>
    </style:style>
    <style:style style:name="T6"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ing:<text:span text:style-name="T1"> String is a collection of alphanumeric characters and special characters.</text:span></text:p>
      <text:p text:style-name="P1"/>
      <text:p text:style-name="P1">#Storing string:<text:span text:style-name="T1"> There are basically three ways of store string in memory.</text:span></text:p>
      <text:p text:style-name="P1"/>
      <text:p text:style-name="P3">I) Fixed length structure: In this method of string storing the strings are stored in the fixed size of memory. Each record has same number of fields. Each record has fixed bytes of size to store.</text:p>
      <text:p text:style-name="P4"><text:span text:style-name="T3">It ensure fast data access. Here each record is fixed length of 50 bytes.</text:span></text:p>
      <text:p text:style-name="P2"><text:span text:style-name="T2">II) Variable length structure: The record may have different size to reduce the waste of memory that was done fixed length structure. It is done in two ways.</text:span></text:p>
      <text:p text:style-name="P2"><text:span text:style-name="T2"><text:s text:c="5"/>I) using Delimiter: In this method the delimiter is used to show the beginning and end of the record by # or $ sign .</text:span></text:p>
      <text:p text:style-name="P2"><text:span text:style-name="T2"><text:s text:c="5"/>ii) Using Pointer Array: In this method the beginning of the <text:s text:c="5"/>record is shown by the pointer.</text:span></text:p>
      <text:p text:style-name="P2"><text:span text:style-name="T2">III) Linked storage: </text:span><text:span text:style-name="T4">In this storage strategy the string is stored in the linked list. The string information is stored in the ‘Data’ part of the nodes. The Address of the next string is given in the ‘pointer’ or ‘link’ part of the nodes.</text:span></text:p>
      <text:p text:style-name="P2"><text:span text:style-name="T4"/></text:p>
      <text:p text:style-name="P5">#Character Data type:</text:p>
      <text:p text:style-name="P5"><text:span text:style-name="T2">I) constant string: The constant string is fixed and is written in either ‘single quote’ or ‘double quotation’</text:span></text:p>
      <text:p text:style-name="P5"><text:span text:style-name="T2">II) Variable string:</text:span></text:p>
      <text:p text:style-name="P5"><text:soft-page-break/><text:span text:style-name="T2">I) Static characters variable: a variable whose length is defined before the program is executed and can not change through the program.</text:span></text:p>
      <text:p text:style-name="P5"><text:span text:style-name="T2">II) Semi-static characters variable: A variable whose length may vary during the execution of the program as long as the length does not exceed a maxi-mum value determined by the program before the program is executed.</text:span></text:p>
      <text:p text:style-name="P5"><text:span text:style-name="T2"/></text:p>
      <text:p text:style-name="P5"><text:span text:style-name="T2">III)Dynamic character variable: A variable whose length can change during the execution of the program.</text:span></text:p>
      <text:p text:style-name="P5"><text:span text:style-name="T2"/></text:p>
      <text:p text:style-name="P6">Data structure</text:p>
      <text:p text:style-name="P7">#Stack: A stack is a list of elements in which an element maybe inserted or deleted only at one end, called the top of the stack . “push” is the term used to insert an element into two a stack.“pop” is the term used to delete an element into two a stack.</text:p>
      <text:p text:style-name="P7"/>
      <text:p text:style-name="P7">#Polish Notation: Polish notation refers to the notation in which the operator symbol is placed before its two operands. It is also called prefix notation.</text:p>
      <text:p text:style-name="P7"/>
      <text:p text:style-name="P7"><text:soft-page-break/># Reverse polish notation/postfix notation: Reverse polish notation refers to the notation in which the operator symbol is placed after its two operator.</text:p>
      <text:p text:style-name="P7"># Infix notation: In infix notation the operator, symbol is placed between its two operands.</text:p>
      <text:p text:style-name="P7"># Queue: a queue is a linear list of elements in which deletion can take place only at one end called the front, and insertions can take place at other end, called the rear. Queues are also called first in first out (FIFO) list.</text:p>
      <text:p text:style-name="P7"/>
      <text:p text:style-name="P7">Tree: A non-linear <text:s/>data structure is called a tree. This structure is used to represent data containing a hierarchical relationship between elements.</text:p>
      <text:p text:style-name="P7"/>
      <text:p text:style-name="P7">1) Node: Each elements of tree is node.</text:p>
      <text:p text:style-name="P7">2) Root: This is not having any parent node. The 1<text:span text:style-name="T5">st</text:span> node in hierarchical.</text:p>
      <text:p text:style-name="P7">3) Parent: The node which is a predecessor of a node is called the parent node of that node.</text:p>
      <text:p text:style-name="P7">4) Child node: The node which is the immediate successor of a node is called the child node of that node.</text:p>
      <text:p text:style-name="P7">5) Leaf node: The node which is having no child that is known as leaf node.</text:p>
      <text:p text:style-name="P7"><text:soft-page-break/>6) Internal node/non leaf node: A node at least one child is called internal node.</text:p>
      <text:p text:style-name="P7">7)Path: Sequence of consecutive edge from source node to destination node.</text:p>
      <text:p text:style-name="P7">8)Ancestor of a node: Any predecessor nodes on the path of the root to that node are called ancestor of that node.</text:p>
      <text:p text:style-name="P7">9)Descendant: Any successor node on the path from that node to leaf node.</text:p>
      <text:p text:style-name="P7">10) Sub tree: Any node of the tree along with its descendant.</text:p>
      <text:p text:style-name="P7">11) Sibling: All the children of the same parent.</text:p>
      <text:p text:style-name="P7">12) Degree: Degree of a node is number of children in that node</text:p>
      <text:p text:style-name="P7">13) Depth of node: Length of path from root to that node.</text:p>
      <text:p text:style-name="P7">14) Height of node: No of element in the largest path from that node to a leaf node.</text:p>
      <text:p text:style-name="P7">15) Height of a tree: is equal to the height of the root node.</text:p>
      <text:p text:style-name="P7">16) Level of a node: The count of edge on the path from the root node to that nod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1:58:38.703163151</meta:creation-date>
    <dc:date>2024-05-23T12:51:56.628020120</dc:date>
    <meta:editing-duration>PT42M35S</meta:editing-duration>
    <meta:editing-cycles>7</meta:editing-cycles>
    <meta:generator>LibreOffice/7.3.7.2$Linux_X86_64 LibreOffice_project/30$Build-2</meta:generator>
    <meta:document-statistic meta:table-count="0" meta:image-count="0" meta:object-count="0" meta:page-count="4" meta:paragraph-count="37" meta:word-count="703" meta:character-count="3885" meta:non-whitespace-character-count="3202"/>
  </office:meta>
</office:document-meta>
</file>